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0*"/>
    </style:style>
    <style:style style:name="Tableau1.B" style:family="table-column">
      <style:table-column-properties style:column-width="4.251cm" style:rel-column-width="16387*"/>
    </style:style>
    <style:style style:name="Tableau1.D" style:family="table-column">
      <style:table-column-properties style:column-width="4.251cm" style:rel-column-width="16388*"/>
    </style:style>
    <style:style style:name="Tableau1.A1" style:family="table-cell">
      <style:table-cell-properties fo:padding="0cm" fo:border="0.55pt solid #4c4c4c"/>
    </style:style>
    <style:style style:name="Tableau1.A2" style:family="table-cell">
      <style:table-cell-properties fo:padding="0cm" fo:border-left="0.55pt solid #4c4c4c" fo:border-right="0.55pt solid #4c4c4c" fo:border-top="none" fo:border-bottom="0.55pt solid #4c4c4c"/>
    </style:style>
    <style:style style:name="Tableau1.4" style:family="table-row">
      <style:table-row-properties fo:background-color="#b3b3b3">
        <style:background-image/>
      </style:table-row-properties>
    </style:style>
    <style:style style:name="Tableau1.A4" style:family="table-cell">
      <style:table-cell-properties fo:padding="0cm" fo:border-left="0.55pt solid #4c4c4c" fo:border-right="none" fo:border-top="none" fo:border-bottom="0.55pt solid #4c4c4c"/>
    </style:style>
    <style:style style:name="Tableau1.5" style:family="table-row">
      <style:table-row-properties fo:background-color="#ffcc99">
        <style:background-image/>
      </style:table-row-properties>
    </style:style>
    <style:style style:name="Tableau1.A6" style:family="table-cell">
      <style:table-cell-properties fo:background-color="#e6e6e6" fo:padding="0cm" fo:border-left="0.55pt solid #4c4c4c" fo:border-right="none" fo:border-top="none" fo:border-bottom="0.55pt solid #4c4c4c">
        <style:background-image/>
      </style:table-cell-properties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row>
          <table:table-cell table:style-name="Tableau1.A1" table:number-columns-spanned="4" office:value-type="string">
            <text:p text:style-name="fa-titre">FICHE ACTION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volet"><text:text-input text:description="Volet">view.getSection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fa-domaine"><text:text-input text:description="">view.getDomain()</text:text-input></text:p>
          </table:table-cell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fa-os">Objectif stratégique</text:p>
          </table:table-cell>
          <table:table-cell table:style-name="Tableau1.A2" table:number-columns-spanned="3" office:value-type="string">
            <text:p text:style-name="fa-os"><text:text-input text:description="">view.getOSParent().Title()</text:text-input></text:p>
          </table:table-cell>
          <table:covered-table-cell/>
          <table:covered-table-cell/>
        </table:table-row>
        <table:table-row table:style-name="Tableau1.5">
          <table:table-cell table:style-name="Tableau1.A4" office:value-type="string">
            <text:p text:style-name="fa-oo-libellé">Objectif opérationnel</text:p>
          </table:table-cell>
          <table:table-cell table:style-name="Tableau1.A2" table:number-columns-spanned="3" office:value-type="string">
            <text:p text:style-name="fa-oo-valeur"><text:text-input text:description="">view.getParent().Title()</text:text-input></text:p>
          </table:table-cell>
          <table:covered-table-cell/>
          <table:covered-table-cell/>
        </table:table-row>
        <table:table-row>
          <table:table-cell table:style-name="Tableau1.A6" table:number-rows-spanned="2" office:value-type="string">
            <text:p text:style-name="fa-attr-libellé">Action</text:p>
          </table:table-cell>
          <table:table-cell table:style-name="Tableau1.A4" table:number-rows-spanned="2" office:value-type="string">
            <text:p text:style-name="fa-attr-valeur"><text:text-input text:description="">self.Title()</text:text-input></text:p>
          </table:table-cell>
          <table:table-cell table:style-name="Tableau1.A6" office:value-type="string">
            <text:p text:style-name="fa-attr-libellé">Service</text:p>
          </table:table-cell>
          <table:table-cell table:style-name="Tableau1.A2" office:value-type="string">
            <text:p text:style-name="fa-attr-valeur"><text:text-input text:description="">view.getManagers()</text:text-input></text:p>
          </table:table-cell>
        </table:table-row>
        <table:table-row>
          <table:covered-table-cell/>
          <table:covered-table-cell/>
          <table:table-cell table:style-name="Tableau1.A6" office:value-type="string">
            <text:p text:style-name="fa-attr-libellé">Échéance</text:p>
          </table:table-cell>
          <table:table-cell table:style-name="Tableau1.A2" office:value-type="string">
            <text:p text:style-name="fa-attr-valeur"><text:text-input text:description="">self.planned_end_date.strftime('%d/%m/%Y')</text:text-input></text:p>
          </table:table-cell>
        </table:table-row>
        <table:table-row>
          <table:table-cell table:style-name="Tableau1.A6" office:value-type="string">
            <text:p text:style-name="fa-attr-libellé">Parten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54:19</dc:date><text:p text:style-name="P1"><text:span text:style-name="T1">do text</text:span></text:p><text:p text:style-name="P1"><text:span text:style-name="T1">from xhtml(view.textFieldToHtml('extra_concerned_people'))</text:span></text:p></office:annotation>champ extra_concerned_people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Budget estimé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2:34:05</dc:date><text:p text:style-name="P1"><text:span text:style-name="T2">do text</text:span></text:p><text:p text:style-name="P1"><text:span text:style-name="T2">from xhtml(view.textFieldToHtml('budget'))</text:span></text:p></office:annotation>champ budget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Indicateur d'avancement</text:p>
          </table:table-cell>
          <table:table-cell table:style-name="Tableau1.A4" office:value-type="string">
            <text:p text:style-name="fa-attr-valeur"><text:text-input text:description="">view.get('progress')</text:text-input></text:p>
          </table:table-cell>
          <table:table-cell table:style-name="Tableau1.A6" office:value-type="string">
            <text:p text:style-name="fa-attr-libellé">Indice de santé</text:p>
          </table:table-cell>
          <table:table-cell table:style-name="Tableau1.A2" office:value-type="string">
            <text:p text:style-name="fa-attr-valeur"><text:text-input text:description="">self.health_indicator</text:text-input></text:p>
          </table:table-cell>
        </table:table-row>
        <table:table-row>
          <table:table-cell table:style-name="Tableau1.A6" office:value-type="string">
            <text:p text:style-name="fa-attr-libellé">Plan de travail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2:40</dc:date><text:p text:style-name="P1"><text:span text:style-name="T1">do text</text:span></text:p><text:p text:style-name="P1"><text:span text:style-name="T1">from xhtml(view.get('work_plan'))</text:span></text:p></office:annotation>champ work_plan</text:p>
          </table:table-cell>
          <table:covered-table-cell/>
          <table:covered-table-cell/>
        </table:table-row>
        <table:table-row>
          <table:table-cell table:style-name="Tableau1.A6" office:value-type="string">
            <text:p text:style-name="fa-attr-libellé">Commentaires</text:p>
          </table:table-cell>
          <table:table-cell table:style-name="Tableau1.A2" table:number-columns-spanned="3" office:value-type="string">
            <text:p text:style-name="fa-attr-valeur"><office:annotation><dc:creator>sge </dc:creator><dc:date>2013-06-17T13:13:51</dc:date><text:p text:style-name="P1"><text:span text:style-name="T1">do text</text:span></text:p><text:p text:style-name="P1"><text:span text:style-name="T1">from xhtml(view.get('comments'))</text:span></text:p></office:annotation>champ comments</text:p>
          </table:table-cell>
          <table:covered-table-cell/>
          <table:covered-table-cell/>
        </table:table-row>
      </table:table>
      <text:p text:style-name="fa-attr-valeu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family-generic="swiss"/>
    <style:font-face style:name="Lohit Bengali" svg:font-family="'Lohit Bengali'" style:font-adornments="Gras" style:font-pitch="variable"/>
    <style:font-face style:name="Lohit Bengali1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color="#ffffff" style:font-name="Lohit Bengali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1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size="13pt" fo:font-weight="bold" style:font-size-asian="10.5pt"/>
    </style:style>
    <style:style style:name="fa-oo-libellé" style:family="paragraph" style:parent-style-name="Table_20_Contents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tyle="italic" fo:font-weight="bold" style:font-size-asian="10.5pt"/>
    </style:style>
    <style:style style:name="fa-attr-valeur" style:family="paragraph" style:parent-style-name="Table_20_Contents" style:class="extra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06-17T13:54:22</dc:date>
    <dc:creator>sge </dc:creator>
    <meta:editing-duration>PT5H3M22S</meta:editing-duration>
    <meta:editing-cycles>29</meta:editing-cycles>
    <meta:generator>LibreOffice/3.5$Linux_X86_64 LibreOffice_project/350m1$Build-2</meta:generator>
    <meta:document-statistic meta:table-count="1" meta:image-count="0" meta:object-count="0" meta:page-count="1" meta:paragraph-count="25" meta:word-count="42" meta:character-count="432" meta:non-whitespace-character-count="419"/>
  </office:meta>
</office:document-meta>
</file>